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58466" loext:opacity="100%" officeooo:rsid="001281c9" officeooo:paragraph-rsid="0009b1ae"/>
    </style:style>
    <style:style style:name="P2" style:family="paragraph" style:parent-style-name="Standard">
      <style:text-properties fo:color="#ff8000" loext:opacity="100%" officeooo:rsid="001281c9" officeooo:paragraph-rsid="0009b1ae"/>
    </style:style>
    <style:style style:name="P3" style:family="paragraph" style:parent-style-name="Standard">
      <style:text-properties fo:color="#ff8000" loext:opacity="100%" officeooo:rsid="001281c9" officeooo:paragraph-rsid="000e24e8"/>
    </style:style>
    <style:style style:name="P4" style:family="paragraph" style:parent-style-name="Standard">
      <style:text-properties fo:color="#ff8000" loext:opacity="100%" officeooo:rsid="001281c9" officeooo:paragraph-rsid="001179a2"/>
    </style:style>
    <style:style style:name="P5" style:family="paragraph" style:parent-style-name="Standard">
      <style:text-properties fo:color="#ff8000" loext:opacity="100%" officeooo:rsid="001281c9" officeooo:paragraph-rsid="0012a2b7"/>
    </style:style>
    <style:style style:name="P6" style:family="paragraph" style:parent-style-name="Standard">
      <style:text-properties fo:color="#000000" loext:opacity="100%" officeooo:rsid="0009b1ae" officeooo:paragraph-rsid="0009b1ae"/>
    </style:style>
    <style:style style:name="P7" style:family="paragraph" style:parent-style-name="Standard">
      <style:text-properties officeooo:rsid="001281c9" officeooo:paragraph-rsid="0009b1ae"/>
    </style:style>
    <style:style style:name="P8" style:family="paragraph" style:parent-style-name="Standard">
      <style:text-properties officeooo:rsid="001281c9" officeooo:paragraph-rsid="0009e16d"/>
    </style:style>
    <style:style style:name="P9" style:family="paragraph" style:parent-style-name="Standard">
      <style:text-properties officeooo:rsid="001281c9" officeooo:paragraph-rsid="000b202a"/>
    </style:style>
    <style:style style:name="P10" style:family="paragraph" style:parent-style-name="Standard">
      <style:text-properties officeooo:rsid="001281c9" officeooo:paragraph-rsid="000b3a0f"/>
    </style:style>
    <style:style style:name="P11" style:family="paragraph" style:parent-style-name="Standard">
      <style:text-properties officeooo:rsid="001281c9" officeooo:paragraph-rsid="000c54e6"/>
    </style:style>
    <style:style style:name="P12" style:family="paragraph" style:parent-style-name="Standard">
      <style:text-properties officeooo:rsid="001281c9" officeooo:paragraph-rsid="000e24e8"/>
    </style:style>
    <style:style style:name="P13" style:family="paragraph" style:parent-style-name="Standard">
      <style:text-properties officeooo:rsid="001281c9" officeooo:paragraph-rsid="001179a2"/>
    </style:style>
    <style:style style:name="P14" style:family="paragraph" style:parent-style-name="Standard">
      <style:text-properties officeooo:rsid="001281c9" officeooo:paragraph-rsid="0011909f"/>
    </style:style>
    <style:style style:name="P15" style:family="paragraph" style:parent-style-name="Standard">
      <style:text-properties officeooo:rsid="001281c9" officeooo:paragraph-rsid="00125b84"/>
    </style:style>
    <style:style style:name="P16" style:family="paragraph" style:parent-style-name="Standard">
      <style:text-properties officeooo:rsid="001281c9" officeooo:paragraph-rsid="0015f4d5"/>
    </style:style>
    <style:style style:name="P17" style:family="paragraph" style:parent-style-name="Standard">
      <style:text-properties officeooo:rsid="001281c9" officeooo:paragraph-rsid="0012a2b7"/>
    </style:style>
    <style:style style:name="P18" style:family="paragraph" style:parent-style-name="Standard">
      <style:text-properties officeooo:rsid="001281c9" officeooo:paragraph-rsid="0017c735"/>
    </style:style>
    <style:style style:name="P19" style:family="paragraph" style:parent-style-name="Standard">
      <style:text-properties fo:color="#ff8000" loext:opacity="100%" officeooo:rsid="001281c9" officeooo:paragraph-rsid="0017c735"/>
    </style:style>
    <style:style style:name="P20" style:family="paragraph" style:parent-style-name="Standard">
      <style:text-properties officeooo:rsid="0017c735" officeooo:paragraph-rsid="0017c735"/>
    </style:style>
    <style:style style:name="T1" style:family="text">
      <style:text-properties officeooo:rsid="0009b1ae"/>
    </style:style>
    <style:style style:name="T2" style:family="text">
      <style:text-properties fo:color="#ff0000" loext:opacity="100%" officeooo:rsid="0009b1ae"/>
    </style:style>
    <style:style style:name="T3" style:family="text">
      <style:text-properties fo:color="#ff0000" loext:opacity="100%" officeooo:rsid="000b202a"/>
    </style:style>
    <style:style style:name="T4" style:family="text">
      <style:text-properties fo:color="#ff0000" loext:opacity="100%" officeooo:rsid="000b3a0f"/>
    </style:style>
    <style:style style:name="T5" style:family="text">
      <style:text-properties fo:color="#ff0000" loext:opacity="100%" officeooo:rsid="000c54e6"/>
    </style:style>
    <style:style style:name="T6" style:family="text">
      <style:text-properties fo:color="#ff0000" loext:opacity="100%" officeooo:rsid="000e24e8"/>
    </style:style>
    <style:style style:name="T7" style:family="text">
      <style:text-properties fo:color="#ff0000" loext:opacity="100%" officeooo:rsid="001179a2"/>
    </style:style>
    <style:style style:name="T8" style:family="text">
      <style:text-properties fo:color="#ff0000" loext:opacity="100%" officeooo:rsid="0011909f"/>
    </style:style>
    <style:style style:name="T9" style:family="text">
      <style:text-properties fo:color="#ff0000" loext:opacity="100%" officeooo:rsid="0012a2b7"/>
    </style:style>
    <style:style style:name="T10" style:family="text">
      <style:text-properties fo:color="#ff0000" loext:opacity="100%" officeooo:rsid="0015f4d5"/>
    </style:style>
    <style:style style:name="T11" style:family="text">
      <style:text-properties fo:color="#ff0000" loext:opacity="100%" officeooo:rsid="0017c735"/>
    </style:style>
    <style:style style:name="T12" style:family="text">
      <style:text-properties officeooo:rsid="0009e16d"/>
    </style:style>
    <style:style style:name="T13" style:family="text">
      <style:text-properties officeooo:rsid="000b202a"/>
    </style:style>
    <style:style style:name="T14" style:family="text">
      <style:text-properties officeooo:rsid="000b3a0f"/>
    </style:style>
    <style:style style:name="T15" style:family="text">
      <style:text-properties officeooo:rsid="000c54e6"/>
    </style:style>
    <style:style style:name="T16" style:family="text">
      <style:text-properties officeooo:rsid="000d0658"/>
    </style:style>
    <style:style style:name="T17" style:family="text">
      <style:text-properties officeooo:rsid="000e24e8"/>
    </style:style>
    <style:style style:name="T18" style:family="text">
      <style:text-properties officeooo:rsid="001179a2"/>
    </style:style>
    <style:style style:name="T19" style:family="text">
      <style:text-properties officeooo:rsid="0011909f"/>
    </style:style>
    <style:style style:name="T20" style:family="text">
      <style:text-properties officeooo:rsid="00125b84"/>
    </style:style>
    <style:style style:name="T21" style:family="text">
      <style:text-properties officeooo:rsid="0012a2b7"/>
    </style:style>
    <style:style style:name="T22" style:family="text">
      <style:text-properties officeooo:rsid="0015f4d5"/>
    </style:style>
    <style:style style:name="T23" style:family="text">
      <style:text-properties officeooo:rsid="0017c7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MX</text:span> Instructions</text:p>
      <text:p text:style-name="P1"/>
      <text:p text:style-name="P6">Source operands: <text:tab/><text:tab/>mem,MMX reg</text:p>
      <text:p text:style-name="P6">Destination operand: <text:tab/><text:tab/>MMX reg</text:p>
      <text:p text:style-name="P6">Do not update EFLAGS</text:p>
      <text:p text:style-name="P6">MMX instr use letters b(byte), w(word), d(dword), q(qword)<text:tab/>→ with of elements to process</text:p>
      <text:p text:style-name="P1"/>
      <text:p text:style-name="P2">Data transfer instructions:</text:p>
      <text:p text:style-name="P7"><text:span text:style-name="T2">movd</text:span><text:tab/>→ <text:span text:style-name="T1">copy</text:span> <text:span text:style-name="T1">dword</text:span> value</text:p>
      <text:p text:style-name="P7"><text:span text:style-name="T2">movq</text:span><text:tab/>→ <text:span text:style-name="T1">copy</text:span> <text:span text:style-name="T1">qword</text:span> value</text:p>
      <text:p text:style-name="P7"/>
      <text:p text:style-name="P3"><text:span text:style-name="T17">Arithmetic</text:span> instructions:</text:p>
      <text:p text:style-name="P7"><text:span text:style-name="T2">paddb</text:span><text:tab/>→ <text:span text:style-name="T1">packed byte addition for specified operands<text:tab/></text:span><text:span text:style-name="T13">(dest = dest + source)</text:span></text:p>
      <text:p text:style-name="P7"><text:span text:style-name="T2">paddw</text:span><text:tab/>→ <text:span text:style-name="T1">same as paddb for word</text:span></text:p>
      <text:p text:style-name="P7"><text:span text:style-name="T2">paddd</text:span><text:tab/>→ <text:span text:style-name="T1">same as paddb for dword</text:span></text:p>
      <text:p text:style-name="P7"><text:span text:style-name="T2">paddq</text:span><text:tab/>→ <text:span text:style-name="T1">same as paddb for qword</text:span></text:p>
      <text:p text:style-name="P7"/>
      <text:p text:style-name="P7"><text:span text:style-name="T2">paddsb</text:span><text:tab/>→ <text:span text:style-name="T1">packed signed byte addition for specified operands</text:span></text:p>
      <text:p text:style-name="P7"><text:span text:style-name="T2">paddsw</text:span>→ <text:span text:style-name="T1">same as paddsb for word</text:span></text:p>
      <text:p text:style-name="P7"><text:span text:style-name="T2">paddsd</text:span><text:tab/>→ <text:span text:style-name="T1">same as paddsb for dword</text:span></text:p>
      <text:p text:style-name="P7"><text:span text:style-name="T2">paddsq</text:span><text:tab/>→ <text:span text:style-name="T1">same as paddsb for qword</text:span></text:p>
      <text:p text:style-name="P7"/>
      <text:p text:style-name="P7"><text:span text:style-name="T2">paddusb</text:span><text:tab/>→ <text:span text:style-name="T1">packed unsigned byte addition for specified operands</text:span></text:p>
      <text:p text:style-name="P7"><text:span text:style-name="T2">paddusw<text:tab/></text:span>→ <text:span text:style-name="T1">same as paddub for word</text:span></text:p>
      <text:p text:style-name="P7"/>
      <text:p text:style-name="P9"><text:span text:style-name="T2">psubb</text:span><text:tab/>→ <text:span text:style-name="T1">packed byte </text:span><text:span text:style-name="T12">subtraction</text:span><text:span text:style-name="T1"> for specified operands<text:tab/></text:span><text:span text:style-name="T13">(dest = dest - source)</text:span></text:p>
      <text:p text:style-name="P7"><text:span text:style-name="T2">psubw</text:span><text:tab/>→ <text:span text:style-name="T1">same as p</text:span><text:span text:style-name="T12">sub</text:span><text:span text:style-name="T1">b for word</text:span></text:p>
      <text:p text:style-name="P8"><text:span text:style-name="T2">psubd</text:span><text:tab/>→ <text:span text:style-name="T1">same as p</text:span><text:span text:style-name="T12">sub</text:span><text:span text:style-name="T1">b for dword</text:span></text:p>
      <text:p text:style-name="P8"><text:span text:style-name="T2">psubq</text:span><text:tab/>→ <text:span text:style-name="T1">same as p</text:span><text:span text:style-name="T12">sub</text:span><text:span text:style-name="T1">b for qword</text:span></text:p>
      <text:p text:style-name="P8"/>
      <text:p text:style-name="P9"><text:span text:style-name="T2">p</text:span><text:span text:style-name="T3">sub</text:span><text:span text:style-name="T2">sb</text:span><text:tab/>→ <text:span text:style-name="T1">packed signed byte addition for specified operands</text:span></text:p>
      <text:p text:style-name="P9"><text:span text:style-name="T2">p</text:span><text:span text:style-name="T3">sub</text:span><text:span text:style-name="T2">sw</text:span>→ <text:span text:style-name="T1">same as paddsb for word</text:span></text:p>
      <text:p text:style-name="P9"/>
      <text:p text:style-name="P10"><text:span text:style-name="T2">p</text:span><text:span text:style-name="T4">m</text:span><text:span text:style-name="T2">add</text:span><text:span text:style-name="T4">wd</text:span><text:tab/>→ <text:span text:style-name="T1">packed </text:span><text:span text:style-name="T14">signed</text:span><text:span text:style-name="T1"> </text:span><text:span text:style-name="T14">word</text:span><text:span text:style-name="T1"> </text:span><text:span text:style-name="T14">multiply with </text:span><text:span text:style-name="T1">addition for specified operands:</text:span></text:p>
      <text:p text:style-name="P10"><text:span text:style-name="T14"><text:tab/><text:tab/>multiplication result </text:span><text:span text:style-name="T15">of signed words in dest with signed words in source, </text:span><text:span text:style-name="T14">stored in <text:tab/><text:tab/>temp buffer as signed dwords, then adds two adjacent results together and </text:span><text:span text:style-name="T15">stores the <text:tab/><text:tab/>results in the destination low and high dword respectively</text:span><text:span text:style-name="T14"><text:tab/>→ </text:span><text:span text:style-name="T15">dot product</text:span></text:p>
      <text:p text:style-name="P11"><text:span text:style-name="T2">p</text:span><text:span text:style-name="T4">m</text:span><text:span text:style-name="T2">add</text:span><text:span text:style-name="T5">ubs</text:span><text:span text:style-name="T4">w</text:span>→ <text:span text:style-name="T1">same as </text:span><text:span text:style-name="T15">pmaddwd</text:span><text:span text:style-name="T1">, </text:span><text:span text:style-name="T15">where dest contains unsigned bytes and source contains signed <text:tab/><text:tab/>bytes, with signed words as temporary results </text:span><text:span text:style-name="T16">and add of each two adjacent results as <text:tab/><text:tab/>saturated values stored in the destination operand</text:span></text:p>
      <text:p text:style-name="P11"/>
      <text:p text:style-name="P16"><text:span text:style-name="T2">p</text:span><text:span text:style-name="T10">mulhw</text:span>→ <text:span text:style-name="T22">packed signed word multiply, store high result</text:span></text:p>
      <text:p text:style-name="P16"><text:span text:style-name="T2">p</text:span><text:span text:style-name="T10">mullw</text:span>→ <text:span text:style-name="T22">packed signed word multiply, store low result</text:span></text:p>
      <text:p text:style-name="P11"/>
      <text:p text:style-name="P3"><text:span text:style-name="T17">Comparison</text:span> instructions:</text:p>
      <text:p text:style-name="P12"><text:span text:style-name="T6">pcmpeqb</text:span><text:tab/>→ <text:span text:style-name="T1">packed byte </text:span><text:span text:style-name="T17">comparison, if EQ destination set to all 1s, otherwise 0s</text:span></text:p>
      <text:p text:style-name="P12"><text:span text:style-name="T6">pcmpeqw</text:span><text:tab/>→ <text:span text:style-name="T17">same as pcmpeqb, but with words</text:span></text:p>
      <text:p text:style-name="P12"><text:span text:style-name="T6">pcmpeqd</text:span><text:tab/>→ <text:span text:style-name="T17">same as pcmpeqb, but with dwords</text:span></text:p>
      <text:p text:style-name="P12"><text:span text:style-name="T6">pcmpeqq</text:span><text:tab/>→ <text:span text:style-name="T17">same as pcmpeqb, but with qwords</text:span></text:p>
      <text:p text:style-name="P12"/>
      <text:p text:style-name="P12"><text:span text:style-name="T6">pcmpgtb</text:span><text:tab/>→ <text:span text:style-name="T1">packed </text:span><text:span text:style-name="T17">signed </text:span><text:span text:style-name="T1">byte </text:span><text:span text:style-name="T17">comparison, if destination GT source, destination is set to all <text:tab/><text:tab/>1s, otherwise 0s</text:span></text:p>
      <text:p text:style-name="P12"><text:soft-page-break/><text:span text:style-name="T6">pcmpgtw</text:span><text:tab/>→ <text:span text:style-name="T17">same as pcmpgtb, but with signed words</text:span></text:p>
      <text:p text:style-name="P12"><text:span text:style-name="T6">pcmpgtd</text:span><text:tab/>→ <text:span text:style-name="T17">same as pcmpgtb, but with signed dwords</text:span></text:p>
      <text:p text:style-name="P12"><text:span text:style-name="T6">pcmpgtq</text:span><text:tab/>→ <text:span text:style-name="T17">same as pcmpgtb, but with signed qwords</text:span></text:p>
      <text:p text:style-name="P4"><text:span text:style-name="T18">Shift</text:span> instructions:</text:p>
      <text:p text:style-name="P13"><text:span text:style-name="T6">p</text:span><text:span text:style-name="T7">sllw</text:span><text:tab/>→ <text:span text:style-name="T1">packed </text:span><text:span text:style-name="T18">word shift left logical</text:span></text:p>
      <text:p text:style-name="P13"><text:span text:style-name="T6">p</text:span><text:span text:style-name="T7">slld</text:span><text:tab/>→ <text:span text:style-name="T1">packed </text:span><text:span text:style-name="T18">dword shift left logical</text:span></text:p>
      <text:p text:style-name="P13"><text:span text:style-name="T6">p</text:span><text:span text:style-name="T7">sllq</text:span><text:tab/>→ <text:span text:style-name="T1">packed </text:span><text:span text:style-name="T18">qword shift left logical</text:span></text:p>
      <text:p text:style-name="P13"><text:span text:style-name="T6">p</text:span><text:span text:style-name="T7">srlw</text:span><text:tab/>→ <text:span text:style-name="T1">packed </text:span><text:span text:style-name="T18">word shift right logical</text:span></text:p>
      <text:p text:style-name="P13"><text:span text:style-name="T6">p</text:span><text:span text:style-name="T7">srld</text:span><text:tab/>→ <text:span text:style-name="T1">packed </text:span><text:span text:style-name="T18">dword shift right logical</text:span></text:p>
      <text:p text:style-name="P13"><text:span text:style-name="T6">p</text:span><text:span text:style-name="T7">srlq</text:span><text:tab/>→ <text:span text:style-name="T1">packed </text:span><text:span text:style-name="T18">qword shift right logical</text:span></text:p>
      <text:p text:style-name="P14"><text:span text:style-name="T6">p</text:span><text:span text:style-name="T7">sr</text:span><text:span text:style-name="T8">a</text:span><text:span text:style-name="T7">w</text:span><text:tab/>→ <text:span text:style-name="T1">packed </text:span><text:span text:style-name="T18">word shift right </text:span><text:span text:style-name="T19">arithmetic<text:tab/></text:span><text:span text:style-name="T20">(shift sign bit in)</text:span></text:p>
      <text:p text:style-name="P15"><text:span text:style-name="T6">p</text:span><text:span text:style-name="T7">sr</text:span><text:span text:style-name="T8">a</text:span><text:span text:style-name="T7">d</text:span><text:tab/>→ <text:span text:style-name="T1">packed </text:span><text:span text:style-name="T18">dword shift right </text:span><text:span text:style-name="T19">arithmetic<text:tab/></text:span><text:span text:style-name="T20">(shift sign bit in)</text:span></text:p>
      <text:p text:style-name="P15"/>
      <text:p text:style-name="P5"><text:span text:style-name="T21">Management</text:span> instructions:</text:p>
      <text:p text:style-name="P17"><text:span text:style-name="T9">emms</text:span><text:tab/>→ <text:span text:style-name="T21">clear MMX state (usually before return)</text:span></text:p>
      <text:p text:style-name="P17"/>
      <text:p text:style-name="P19"><text:span text:style-name="T23">Conversion</text:span> instructions:</text:p>
      <text:p text:style-name="P18"><text:span text:style-name="T11">punpckhwd</text:span><text:tab/>→ <text:span text:style-name="T23">unpack interleave high-order words from src to dest</text:span></text:p>
      <text:p text:style-name="P18"><text:span text:style-name="T11">punpcklwd</text:span><text:tab/>→ <text:span text:style-name="T23">unpack interleave low-order words from src to dest</text:span></text:p>
      <text:p text:style-name="P18"><text:span text:style-name="T11">punpckhbw</text:span><text:tab/>→ <text:span text:style-name="T23">unpack interleave high-order bytes from src to dest</text:span></text:p>
      <text:p text:style-name="P18"><text:span text:style-name="T11">punpcklbw</text:span><text:tab/>→ <text:span text:style-name="T23">unpack interleave low-order bytes from src to dest</text:span></text:p>
      <text:p text:style-name="P18"><text:span text:style-name="T11">punpckhdq</text:span><text:tab/>→ <text:span text:style-name="T23">unpack interleave high-order dwords from src to dest</text:span></text:p>
      <text:p text:style-name="P18"><text:span text:style-name="T11">punpckldq</text:span><text:tab/>→ <text:span text:style-name="T23">unpack interleave low-order dwords from src to dest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7:00:07.349000000</meta:creation-date>
    <dc:date>2024-09-30T21:53:15.593000000</dc:date>
    <meta:editing-duration>PT3H20M48S</meta:editing-duration>
    <meta:editing-cycles>8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57" meta:word-count="496" meta:character-count="2952" meta:non-whitespace-character-count="2497"/>
  </office:meta>
</office:document-meta>
</file>